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top="0.101cm" fo:margin-bottom="0.101cm" style:contextual-spacing="false" fo:line-height="150%"/>
      <style:text-properties style:font-name="Times New Roman" officeooo:rsid="00008336" officeooo:paragraph-rsid="00008336"/>
    </style:style>
    <style:style style:name="P2" style:family="paragraph" style:parent-style-name="Standard">
      <style:paragraph-properties fo:margin-top="0.101cm" fo:margin-bottom="0.101cm" style:contextual-spacing="false" fo:line-height="150%"/>
      <style:text-properties style:font-name="Times New Roman" officeooo:rsid="0002667a" officeooo:paragraph-rsid="0002667a"/>
    </style:style>
    <style:style style:name="P3" style:family="paragraph" style:parent-style-name="Standard">
      <style:paragraph-properties fo:margin-top="0.101cm" fo:margin-bottom="0.101cm" style:contextual-spacing="false" fo:line-height="150%"/>
      <style:text-properties style:font-name="Times New Roman" officeooo:rsid="0004c08d" officeooo:paragraph-rsid="0004c08d"/>
    </style:style>
    <style:style style:name="P4" style:family="paragraph" style:parent-style-name="Standard">
      <style:paragraph-properties fo:margin-top="0.101cm" fo:margin-bottom="0.101cm" style:contextual-spacing="false" fo:line-height="150%"/>
      <style:text-properties style:font-name="Times New Roman" officeooo:rsid="00057826" officeooo:paragraph-rsid="00057826"/>
    </style:style>
    <style:style style:name="P5" style:family="paragraph" style:parent-style-name="Standard">
      <style:paragraph-properties fo:margin-top="0.101cm" fo:margin-bottom="0.101cm" style:contextual-spacing="false" fo:line-height="150%"/>
      <style:text-properties style:font-name="Times New Roman" officeooo:rsid="00065c1b" officeooo:paragraph-rsid="00065c1b"/>
    </style:style>
    <style:style style:name="P6" style:family="paragraph" style:parent-style-name="Standard">
      <style:paragraph-properties fo:margin-top="0.101cm" fo:margin-bottom="0.101cm" style:contextual-spacing="false" fo:line-height="150%"/>
      <style:text-properties style:font-name="Times New Roman" officeooo:rsid="00086598" officeooo:paragraph-rsid="00086598"/>
    </style:style>
    <style:style style:name="P7" style:family="paragraph" style:parent-style-name="Standard">
      <style:paragraph-properties fo:margin-top="0.101cm" fo:margin-bottom="0.101cm" style:contextual-spacing="false" fo:line-height="150%"/>
      <style:text-properties style:font-name="Times New Roman" officeooo:rsid="000a2147" officeooo:paragraph-rsid="000a2147"/>
    </style:style>
    <style:style style:name="T1" style:family="text">
      <style:text-properties officeooo:rsid="0006c8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-gram, a n-length sequence of words</text:p>
      <text:p text:style-name="P1"><text:tab/>used for word prediction</text:p>
      <text:p text:style-name="P1"><text:tab/></text:p>
      <text:p text:style-name="P1">we will be using 2-grams in a filtering task:</text:p>
      <text:p text:style-name="P1">some useful and some useless 2-grams, we also get a lot of useless punctuation</text:p>
      <text:p text:style-name="P1">we will filter the 2-grams to improve usefulness, but removing the punctuation might make nonsense 2-grams.</text:p>
      <text:p text:style-name="P1">Filter out newline and other, seperate by punctuation first then make n-gram, then filter to remove punctuation.</text:p>
      <text:p text:style-name="P1">We use Spacy for python for all these.</text:p>
      <text:p text:style-name="P2">Some text prosessing steps:</text:p>
      <text:p text:style-name="P2">Tokenization</text:p>
      <text:p text:style-name="P2">tagging</text:p>
      <text:p text:style-name="P2">dependency parsing</text:p>
      <text:p text:style-name="P2">lemmatization</text:p>
      <text:p text:style-name="P2">named entity recognition</text:p>
      <text:p text:style-name="P2">similarity</text:p>
      <text:p text:style-name="P2">rule-based matching</text:p>
      <text:p text:style-name="P2"/>
      <text:p text:style-name="P3">making dependancy tree using explosion</text:p>
      <text:p text:style-name="P4">how do we navigate dependacy trees</text:p>
      <text:p text:style-name="P4">using, “.head” and other spacy methods to return boolean values</text:p>
      <text:p text:style-name="P4">named entities</text:p>
      <text:p text:style-name="P4">real world enteties with a name,</text:p>
      <text:p text:style-name="P4">spacy can find named enteties using “.ents”</text:p>
      <text:p text:style-name="P5">can also use dbpedia spotlight to find named entities</text:p>
      <text:p text:style-name="P5">task:</text:p>
      <text:p text:style-name="P5">use dbpedia spotlight to find named enteties on <text:span text:style-name="T1">urls from newsites</text:span></text:p>
      <text:p text:style-name="P6"><text:soft-page-break/>stopwords are words within a sentence that carry minimal meaning, </text:p>
      <text:p text:style-name="P6">can use spacy to make text summaries</text:p>
      <text:p text:style-name="P7">can use spacy to find the similarity of sentences using “.similarity” function</text:p>
      <text:p text:style-name="P7">can use spacy to find the similarity of tokens and spans by breaking upp sentences into sentences and spans and using “.similarity” again</text:p>
      <text:p text:style-name="P7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7T12:10:42.022243712</meta:creation-date>
    <meta:generator>LibreOffice/7.3.7.2$Linux_X86_64 LibreOffice_project/30$Build-2</meta:generator>
    <dc:date>2023-02-28T09:11:00.708686853</dc:date>
    <meta:editing-duration>PT34M3S</meta:editing-duration>
    <meta:editing-cycles>1</meta:editing-cycles>
    <meta:document-statistic meta:table-count="0" meta:image-count="0" meta:object-count="0" meta:page-count="2" meta:paragraph-count="29" meta:word-count="198" meta:character-count="1237" meta:non-whitespace-character-count="1064"/>
  </office:meta>
</office:document-meta>
</file>